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Parser.parse( String jcrNames [ ] , NamespaceResolver resolver , Name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Parser.parse( String jcrName , NamespaceResolver resolver , NameFactory factory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60">
            <text:p text:style-name="Table_20_Contents">60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NameParser.checkFormat( String jc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